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Georgia" svg:font-family="Georgia" style:font-family-generic="roman" style:font-pitch="variable" svg:panose-1="2 4 5 2 5 4 5 2 3 3"/>
    <style:font-face style:name="Microsoft JhengHei UI Light" svg:font-family="Microsoft JhengHei UI Light" style:font-family-generic="swiss" style:font-pitch="variable" svg:panose-1="2 11 3 4 3 5 4 4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T5" style:parent-style-name="DefaultParagraphFont" style:family="text">
      <style:text-properties style:font-name="Helvetica" fo:color="#333333" fo:background-color="#FFFFFF" fo:language="en" fo:country="US"/>
    </style:style>
    <style:style style:name="T6" style:parent-style-name="DefaultParagraphFont" style:family="text">
      <style:text-properties style:font-name="Helvetica" fo:color="#333333" fo:background-color="#FFFFFF" fo:language="en" fo:country="US"/>
    </style:style>
    <style:style style:name="T7" style:parent-style-name="Hyperlink" style:family="text">
      <style:text-properties style:font-name="Helvetica" fo:color="#F27932" fo:background-color="#FFFFFF" fo:language="en" fo:country="US"/>
    </style:style>
    <style:style style:name="T8" style:parent-style-name="DefaultParagraphFont" style:family="text">
      <style:text-properties style:font-name="Helvetica" fo:color="#333333" fo:background-color="#FFFFFF" fo:language="en" fo:country="US"/>
    </style:style>
    <style:style style:name="T9" style:parent-style-name="DefaultParagraphFont" style:family="text">
      <style:text-properties style:font-name="Helvetica" fo:color="#333333" fo:background-color="#FFFFFF" fo:language="en" fo:country="US"/>
    </style:style>
    <style:style style:name="T10" style:parent-style-name="DefaultParagraphFont" style:family="text">
      <style:text-properties style:font-name="Helvetica" fo:color="#333333" fo:background-color="#FFFFFF" fo:language="en" fo:country="US"/>
    </style:style>
    <style:style style:name="P11" style:parent-style-name="Normal" style:family="paragraph">
      <style:text-properties style:font-name="Helvetica" fo:color="#333333" fo:background-color="#FFFFFF" fo:language="en" fo:country="US"/>
    </style:style>
    <style:style style:name="T12" style:parent-style-name="DefaultParagraphFont" style:family="text">
      <style:text-properties style:font-name="Georgia" fo:font-size="13pt" style:font-size-asian="13pt" style:font-size-complex="13pt" fo:background-color="#FFFFFF" fo:language="en" fo:country="US"/>
    </style:style>
    <style:style style:name="T13" style:parent-style-name="DefaultParagraphFont" style:family="text">
      <style:text-properties style:font-name="Georgia" fo:font-size="13pt" style:font-size-asian="13pt" style:font-size-complex="13pt" fo:background-color="#FFFFFF" fo:language="en" fo:country="US"/>
    </style:style>
    <style:style style:name="T14" style:parent-style-name="DefaultParagraphFont" style:family="text">
      <style:text-properties style:font-name="Georgia" fo:font-size="13pt" style:font-size-asian="13pt" style:font-size-complex="13pt" fo:background-color="#FFFFFF" fo:language="en" fo:country="US"/>
    </style:style>
    <style:style style:name="T15" style:parent-style-name="DefaultParagraphFont" style:family="text">
      <style:text-properties style:font-name="Georgia" fo:font-size="13pt" style:font-size-asian="13pt" style:font-size-complex="13pt" fo:background-color="#FFFFFF" fo:language="en" fo:country="US"/>
    </style:style>
    <style:style style:name="P16" style:parent-style-name="ListParagraph" style:list-style-name="LFO1" style:family="paragraph">
      <style:text-properties style:font-name="Microsoft JhengHei UI Light" style:font-name-asian="Microsoft JhengHei UI Light"/>
    </style:style>
    <style:style style:name="P17" style:parent-style-name="ListParagraph" style:list-style-name="LFO1" style:family="paragraph">
      <style:paragraph-properties fo:margin-bottom="0in" fo:line-height="100%"/>
      <style:text-properties style:font-name="Microsoft JhengHei UI Light" style:font-name-asian="Microsoft JhengHei UI Light"/>
    </style:style>
    <style:style style:name="P18" style:parent-style-name="ListParagraph" style:list-style-name="LFO1" style:family="paragraph">
      <style:paragraph-properties fo:margin-bottom="0in" fo:line-height="100%"/>
      <style:text-properties style:font-name="Microsoft JhengHei UI Light" style:font-name-asian="Microsoft JhengHei UI Light"/>
    </style:style>
    <style:style style:name="P19" style:parent-style-name="ListParagraph" style:list-style-name="LFO1" style:family="paragraph">
      <style:text-properties style:font-name="Microsoft JhengHei UI Light" style:font-name-asian="Microsoft JhengHei UI Light"/>
    </style:style>
    <style:style style:name="P20" style:parent-style-name="ListParagraph" style:list-style-name="LFO1" style:family="paragraph">
      <style:paragraph-properties fo:margin-bottom="0in" fo:line-height="100%"/>
    </style:style>
    <style:style style:name="T21" style:parent-style-name="DefaultParagraphFont" style:family="text">
      <style:text-properties style:font-name="Microsoft JhengHei UI Light" style:font-name-asian="Microsoft JhengHei UI Light"/>
    </style:style>
    <style:style style:name="T22" style:parent-style-name="DefaultParagraphFont" style:family="text">
      <style:text-properties style:font-name="Microsoft JhengHei UI Light" style:font-name-asian="Microsoft JhengHei UI Light"/>
    </style:style>
    <style:style style:name="T23" style:parent-style-name="DefaultParagraphFont" style:family="text">
      <style:text-properties fo:language="en" fo:country="US"/>
    </style:style>
    <style:style style:name="P24" style:parent-style-name="CommentText" style:family="paragraph">
      <style:text-properties fo:language="en" fo:country="US"/>
    </style:style>
    <style:style style:name="P25" style:parent-style-name="CommentText" style:family="paragraph">
      <style:text-properties fo:language="en" fo:country="US"/>
    </style:style>
    <style:style style:name="P26" style:parent-style-name="CommentText" style:family="paragraph">
      <style:text-properties fo:language="en" fo:country="US"/>
    </style:style>
    <style:style style:name="P27" style:parent-style-name="CommentText" style:family="paragraph">
      <style:text-properties fo:language="en" fo:country="US"/>
    </style:style>
    <style:style style:name="P28" style:parent-style-name="CommentText" style:family="paragraph">
      <style:text-properties fo:language="en" fo:country="US"/>
    </style:style>
    <style:style style:name="P29" style:parent-style-name="CommentText" style:family="paragraph">
      <style:text-properties fo:language="en" fo:country="US"/>
    </style:style>
    <style:style style:name="P30" style:parent-style-name="CommentText" style:family="paragraph">
      <style:text-properties fo:language="en" fo:country="US"/>
    </style:style>
    <style:style style:name="P31" style:parent-style-name="CommentText" style:family="paragraph">
      <style:text-properties fo:language="en" fo:country="US"/>
    </style:style>
    <style:style style:name="P32" style:parent-style-name="CommentText" style:family="paragraph">
      <style:text-properties fo:language="en" fo:country="US"/>
    </style:style>
    <style:style style:name="P33" style:parent-style-name="CommentText" style:family="paragraph">
      <style:text-properties fo:language="en" fo:country="US"/>
    </style:style>
    <style:style style:name="P34" style:parent-style-name="CommentText" style:family="paragraph">
      <style:text-properties fo:language="en" fo:country="US"/>
    </style:style>
    <style:style style:name="P35" style:parent-style-name="CommentText" style:family="paragraph">
      <style:text-properties fo:language="en" fo:country="US"/>
    </style:style>
    <style:style style:name="T36" style:parent-style-name="DefaultParagraphFont" style:family="text">
      <style:text-properties style:font-name="Microsoft JhengHei UI Light" style:font-name-asian="Microsoft JhengHei UI Light"/>
    </style:style>
    <style:style style:name="P37" style:parent-style-name="ListParagraph" style:list-style-name="LFO1" style:family="paragraph">
      <style:text-properties style:font-name="Microsoft JhengHei UI Light" style:font-name-asian="Microsoft JhengHei UI Light"/>
    </style:style>
    <style:style style:name="P38" style:parent-style-name="Normal" style:family="paragraph">
      <style:paragraph-properties fo:margin-bottom="0in" fo:line-height="100%"/>
    </style:style>
    <style:style style:name="T39" style:parent-style-name="DefaultParagraphFont" style:family="text">
      <style:text-properties style:font-name="Microsoft JhengHei UI Light" style:font-name-asian="Microsoft JhengHei UI Light"/>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P42" style:parent-style-name="CommentText" style:family="paragraph">
      <style:text-properties fo:language="en" fo:country="US"/>
    </style:style>
    <style:style style:name="P43" style:parent-style-name="CommentText" style:family="paragraph">
      <style:text-properties fo:language="en" fo:country="US"/>
    </style:style>
    <style:style style:name="P44" style:parent-style-name="CommentText" style:family="paragraph">
      <style:text-properties fo:language="en" fo:country="US"/>
    </style:style>
    <style:style style:name="P45" style:parent-style-name="CommentText" style:family="paragraph">
      <style:text-properties fo:language="en" fo:country="US"/>
    </style:style>
    <style:style style:name="P46" style:parent-style-name="CommentText" style:family="paragraph">
      <style:text-properties fo:language="en" fo:country="US"/>
    </style:style>
    <style:style style:name="P47" style:parent-style-name="CommentText" style:family="paragraph">
      <style:text-properties fo:language="en" fo:country="US"/>
    </style:style>
    <style:style style:name="P48" style:parent-style-name="CommentText" style:family="paragraph">
      <style:text-properties fo:language="en" fo:country="US"/>
    </style:style>
    <style:style style:name="P49" style:parent-style-name="CommentText" style:family="paragraph">
      <style:text-properties fo:language="en" fo:country="US"/>
    </style:style>
    <style:style style:name="P50" style:parent-style-name="CommentText" style:family="paragraph">
      <style:text-properties fo:language="en" fo:country="US"/>
    </style:style>
    <style:style style:name="P51" style:parent-style-name="CommentText" style:family="paragraph">
      <style:text-properties fo:language="en" fo:country="US"/>
    </style:style>
    <style:style style:name="P52" style:parent-style-name="CommentText" style:family="paragraph">
      <style:text-properties fo:language="en" fo:country="US"/>
    </style:style>
    <style:style style:name="P53" style:parent-style-name="CommentText" style:family="paragraph">
      <style:text-properties fo:language="en" fo:country="US"/>
    </style:style>
    <style:style style:name="P54" style:parent-style-name="CommentText" style:family="paragraph">
      <style:text-properties fo:language="en" fo:country="US"/>
    </style:style>
    <style:style style:name="P55" style:parent-style-name="CommentText" style:family="paragraph">
      <style:text-properties fo:language="en" fo:country="US"/>
    </style:style>
    <style:style style:name="P56" style:parent-style-name="CommentText" style:family="paragraph">
      <style:text-properties fo:language="en" fo:country="US"/>
    </style:style>
    <style:style style:name="P57" style:parent-style-name="CommentText" style:family="paragraph">
      <style:text-properties fo:language="en" fo:country="US"/>
    </style:style>
    <style:style style:name="P58" style:parent-style-name="CommentText" style:family="paragraph">
      <style:text-properties fo:language="en" fo:country="US"/>
    </style:style>
    <style:style style:name="P59" style:parent-style-name="CommentText" style:family="paragraph">
      <style:text-properties fo:language="en" fo:country="US"/>
    </style:style>
    <style:style style:name="P60" style:parent-style-name="CommentText" style:family="paragraph">
      <style:text-properties fo:language="en" fo:country="US"/>
    </style:style>
    <style:style style:name="P61" style:parent-style-name="CommentText" style:family="paragraph">
      <style:text-properties fo:language="en" fo:country="US"/>
    </style:style>
    <style:style style:name="P62" style:parent-style-name="CommentText" style:family="paragraph">
      <style:text-properties fo:language="en" fo:country="US"/>
    </style:style>
    <style:style style:name="P63" style:parent-style-name="CommentText" style:family="paragraph">
      <style:text-properties fo:language="en" fo:country="US"/>
    </style:style>
    <style:style style:name="P64" style:parent-style-name="CommentText" style:family="paragraph">
      <style:text-properties fo:language="en" fo:country="US"/>
    </style:style>
    <style:style style:name="P65" style:parent-style-name="CommentText" style:family="paragraph">
      <style:text-properties fo:language="en" fo:country="US"/>
    </style:style>
    <style:style style:name="T66" style:parent-style-name="DefaultParagraphFont" style:family="text">
      <style:text-properties style:font-name="Microsoft JhengHei UI Light" style:font-name-asian="Microsoft JhengHei UI Light"/>
    </style:style>
    <style:style style:name="P67" style:parent-style-name="Normal" style:family="paragraph">
      <style:paragraph-properties fo:margin-bottom="0in" fo:line-height="100%"/>
      <style:text-properties style:font-name="Microsoft JhengHei UI Light" style:font-name-asian="Microsoft JhengHei UI Light"/>
    </style:style>
    <style:style style:name="P68" style:parent-style-name="Normal" style:family="paragraph">
      <style:paragraph-properties fo:margin-bottom="0in" fo:line-height="100%"/>
      <style:text-properties style:font-name="Microsoft JhengHei UI Light" style:font-name-asian="Microsoft JhengHei UI Light"/>
    </style:style>
    <style:style style:name="P69" style:parent-style-name="Normal" style:family="paragraph">
      <style:paragraph-properties fo:margin-bottom="0in" fo:line-height="100%"/>
      <style:text-properties style:font-name="Microsoft JhengHei UI Light" style:font-name-asian="Microsoft JhengHei UI Light"/>
    </style:style>
    <style:style style:name="P70" style:parent-style-name="Normal" style:family="paragraph">
      <style:paragraph-properties fo:margin-bottom="0in" fo:line-height="100%"/>
      <style:text-properties style:font-name="Microsoft JhengHei UI Light" style:font-name-asian="Microsoft JhengHei UI Light"/>
    </style:style>
    <style:style style:name="P71" style:parent-style-name="Normal" style:family="paragraph">
      <style:paragraph-properties fo:margin-bottom="0in" fo:line-height="100%"/>
      <style:text-properties style:font-name="Microsoft JhengHei UI Light" style:font-name-asian="Microsoft JhengHei UI Light"/>
    </style:style>
    <style:style style:name="P72" style:parent-style-name="Normal" style:family="paragraph">
      <style:paragraph-properties fo:margin-bottom="0in" fo:line-height="100%"/>
      <style:text-properties style:font-name="Microsoft JhengHei UI Light" style:font-name-asian="Microsoft JhengHei UI Light"/>
    </style:style>
    <style:style style:name="P73" style:parent-style-name="Normal" style:family="paragraph">
      <style:paragraph-properties fo:margin-bottom="0in" fo:line-height="100%"/>
      <style:text-properties style:font-name="Microsoft JhengHei UI Light" style:font-name-asian="Microsoft JhengHei UI Light"/>
    </style:style>
    <style:style style:name="P74" style:parent-style-name="Normal" style:family="paragraph">
      <style:paragraph-properties fo:margin-bottom="0in" fo:line-height="100%"/>
      <style:text-properties style:font-name="Microsoft JhengHei UI Light" style:font-name-asian="Microsoft JhengHei UI Light"/>
    </style:style>
    <style:style style:name="P75" style:parent-style-name="Normal" style:family="paragraph">
      <style:text-properties style:font-name="Microsoft JhengHei UI Light" style:font-name-asian="Microsoft JhengHei UI Light"/>
    </style:style>
    <style:style style:name="P76" style:parent-style-name="Normal" style:family="paragraph">
      <style:text-properties style:font-name="Microsoft JhengHei UI Light" style:font-name-asian="Microsoft JhengHei UI Light"/>
    </style:style>
    <style:style style:name="P77" style:parent-style-name="Normal" style:family="paragraph">
      <style:text-properties style:font-name="Microsoft JhengHei UI Light" style:font-name-asian="Microsoft JhengHei UI Light"/>
    </style:style>
    <style:style style:name="P78" style:parent-style-name="Normal" style:family="paragraph">
      <style:text-properties style:font-name="Microsoft JhengHei UI Light" style:font-name-asian="Microsoft JhengHei UI Light"/>
    </style:style>
    <style:style style:name="P79" style:parent-style-name="Normal" style:family="paragraph">
      <style:paragraph-properties fo:margin-bottom="0in" fo:line-height="100%"/>
      <style:text-properties style:font-name="Microsoft JhengHei UI Light" style:font-name-asian="Microsoft JhengHei UI Light"/>
    </style:style>
    <style:style style:name="P80" style:parent-style-name="Normal" style:family="paragraph">
      <style:paragraph-properties fo:margin-bottom="0in" fo:line-height="100%"/>
      <style:text-properties style:font-name="Microsoft JhengHei UI Light" style:font-name-asian="Microsoft JhengHei UI Light"/>
    </style:style>
    <style:style style:name="P81" style:parent-style-name="Normal" style:family="paragraph">
      <style:paragraph-properties fo:margin-bottom="0in" fo:line-height="100%"/>
      <style:text-properties style:font-name="Microsoft JhengHei UI Light" style:font-name-asian="Microsoft JhengHei UI Light"/>
    </style:style>
    <style:style style:name="P82" style:parent-style-name="Normal" style:family="paragraph">
      <style:paragraph-properties fo:margin-bottom="0in" fo:line-height="100%"/>
      <style:text-properties style:font-name="Microsoft JhengHei UI Light" style:font-name-asian="Microsoft JhengHei UI Light"/>
    </style:style>
    <style:style style:name="P83" style:parent-style-name="Normal" style:family="paragraph">
      <style:paragraph-properties fo:margin-bottom="0in" fo:line-height="100%"/>
      <style:text-properties style:font-name="Microsoft JhengHei UI Light" style:font-name-asian="Microsoft JhengHei UI Light"/>
    </style:style>
    <style:style style:name="P84" style:parent-style-name="Normal" style:family="paragraph">
      <style:paragraph-properties fo:margin-bottom="0in" fo:line-height="100%"/>
      <style:text-properties style:font-name="Microsoft JhengHei UI Light" style:font-name-asian="Microsoft JhengHei UI Light"/>
    </style:style>
    <style:style style:name="P85" style:parent-style-name="Normal" style:family="paragraph">
      <style:paragraph-properties fo:margin-bottom="0in" fo:line-height="100%"/>
      <style:text-properties style:font-name="Microsoft JhengHei UI Light" style:font-name-asian="Microsoft JhengHei UI Light"/>
    </style:style>
    <style:style style:name="P86" style:parent-style-name="Normal" style:family="paragraph">
      <style:paragraph-properties fo:margin-bottom="0in" fo:line-height="100%"/>
      <style:text-properties style:font-name="Microsoft JhengHei UI Light" style:font-name-asian="Microsoft JhengHei UI Light"/>
    </style:style>
    <style:style style:name="P87" style:parent-style-name="Normal" style:family="paragraph">
      <style:paragraph-properties fo:margin-bottom="0in" fo:line-height="100%"/>
      <style:text-properties style:font-name="Microsoft JhengHei UI Light" style:font-name-asian="Microsoft JhengHei UI Light"/>
    </style:style>
    <style:style style:name="P88" style:parent-style-name="Normal" style:family="paragraph">
      <style:paragraph-properties fo:margin-bottom="0in" fo:line-height="100%"/>
      <style:text-properties style:font-name="Microsoft JhengHei UI Light" style:font-name-asian="Microsoft JhengHei UI Light"/>
    </style:style>
    <style:style style:name="P89" style:parent-style-name="Normal" style:family="paragraph">
      <style:paragraph-properties fo:margin-bottom="0in" fo:line-height="100%"/>
      <style:text-properties style:font-name="Microsoft JhengHei UI Light" style:font-name-asian="Microsoft JhengHei UI Light"/>
    </style:style>
    <style:style style:name="P90" style:parent-style-name="Normal" style:family="paragraph">
      <style:paragraph-properties fo:margin-bottom="0in" fo:line-height="100%"/>
      <style:text-properties style:font-name="Microsoft JhengHei UI Light" style:font-name-asian="Microsoft JhengHei UI Light"/>
    </style:style>
    <style:style style:name="P91" style:parent-style-name="Normal" style:family="paragraph">
      <style:paragraph-properties fo:margin-bottom="0in" fo:line-height="100%"/>
      <style:text-properties style:font-name="Microsoft JhengHei UI Light" style:font-name-asian="Microsoft JhengHei UI Light"/>
    </style:style>
    <style:style style:name="P92" style:parent-style-name="Normal" style:family="paragraph">
      <style:paragraph-properties fo:margin-bottom="0in" fo:line-height="100%"/>
      <style:text-properties style:font-name="Microsoft JhengHei UI Light" style:font-name-asian="Microsoft JhengHei UI Light"/>
    </style:style>
    <style:style style:name="P93" style:parent-style-name="Normal" style:family="paragraph">
      <style:paragraph-properties fo:margin-bottom="0in" fo:line-height="100%"/>
      <style:text-properties style:font-name="Microsoft JhengHei UI Light" style:font-name-asian="Microsoft JhengHei UI Light"/>
    </style:style>
    <style:style style:name="P94" style:parent-style-name="Normal" style:family="paragraph">
      <style:text-properties style:font-name="Microsoft JhengHei UI Light" style:font-name-asian="Microsoft JhengHei UI Light"/>
    </style:style>
    <style:style style:name="P95" style:parent-style-name="Normal" style:family="paragraph">
      <style:text-properties style:font-name="Microsoft JhengHei UI Light" style:font-name-asian="Microsoft JhengHei UI Light"/>
    </style:style>
    <style:style style:name="P96" style:parent-style-name="Normal" style:family="paragraph">
      <style:text-properties style:font-name="Microsoft JhengHei UI Light" style:font-name-asian="Microsoft JhengHei UI Light"/>
    </style:style>
    <style:style style:name="P97" style:parent-style-name="Normal" style:family="paragraph">
      <style:text-properties style:font-name="Microsoft JhengHei UI Light" style:font-name-asian="Microsoft JhengHei UI Light"/>
    </style:style>
    <style:style style:name="P98" style:parent-style-name="Normal" style:family="paragraph">
      <style:text-properties style:font-name="Microsoft JhengHei UI Light" style:font-name-asian="Microsoft JhengHei UI Light"/>
    </style:style>
    <style:style style:name="P99" style:parent-style-name="Normal" style:family="paragraph">
      <style:paragraph-properties fo:margin-bottom="0in" fo:line-height="100%"/>
    </style:style>
    <style:style style:name="T100" style:parent-style-name="DefaultParagraphFont" style:family="text">
      <style:text-properties style:font-name="Microsoft JhengHei UI Light" style:font-name-asian="Microsoft JhengHei UI Light"/>
    </style:style>
    <style:style style:name="T101" style:parent-style-name="DefaultParagraphFont" style:family="text">
      <style:text-properties style:font-name="Microsoft JhengHei UI Light" style:font-name-asian="Microsoft JhengHei UI Light"/>
    </style:style>
    <style:style style:name="T102" style:parent-style-name="DefaultParagraphFont" style:family="text">
      <style:text-properties fo:language="en" fo:country="US"/>
    </style:style>
    <style:style style:name="P103" style:parent-style-name="CommentText" style:family="paragraph">
      <style:text-properties fo:language="en" fo:country="US"/>
    </style:style>
    <style:style style:name="P104" style:parent-style-name="CommentText" style:family="paragraph">
      <style:text-properties fo:language="en" fo:country="US"/>
    </style:style>
    <style:style style:name="P105" style:parent-style-name="CommentText" style:family="paragraph">
      <style:text-properties fo:language="en" fo:country="US"/>
    </style:style>
    <style:style style:name="P106" style:parent-style-name="CommentText" style:family="paragraph">
      <style:text-properties fo:language="en" fo:country="US"/>
    </style:style>
    <style:style style:name="P107" style:parent-style-name="CommentText" style:family="paragraph">
      <style:text-properties fo:language="en" fo:country="US"/>
    </style:style>
    <style:style style:name="P108" style:parent-style-name="CommentText" style:family="paragraph">
      <style:text-properties fo:language="en" fo:country="US"/>
    </style:style>
    <style:style style:name="P109" style:parent-style-name="CommentText" style:family="paragraph">
      <style:text-properties fo:language="en" fo:country="US"/>
    </style:style>
    <style:style style:name="P110" style:parent-style-name="CommentText" style:family="paragraph">
      <style:text-properties fo:language="en" fo:country="US"/>
    </style:style>
    <style:style style:name="P111" style:parent-style-name="CommentText" style:family="paragraph">
      <style:text-properties fo:language="en" fo:country="US"/>
    </style:style>
    <style:style style:name="P112" style:parent-style-name="CommentText" style:family="paragraph">
      <style:text-properties fo:language="en" fo:country="US"/>
    </style:style>
    <style:style style:name="P113" style:parent-style-name="CommentText" style:family="paragraph">
      <style:text-properties fo:language="en" fo:country="US"/>
    </style:style>
    <style:style style:name="P114" style:parent-style-name="CommentText" style:family="paragraph">
      <style:text-properties fo:language="en" fo:country="US"/>
    </style:style>
    <style:style style:name="P115" style:parent-style-name="CommentText" style:family="paragraph">
      <style:text-properties fo:language="en" fo:country="US"/>
    </style:style>
    <style:style style:name="P116" style:parent-style-name="CommentText" style:family="paragraph">
      <style:text-properties fo:language="en" fo:country="US"/>
    </style:style>
    <style:style style:name="P117" style:parent-style-name="CommentText" style:family="paragraph">
      <style:text-properties fo:language="en" fo:country="US"/>
    </style:style>
    <style:style style:name="P118" style:parent-style-name="CommentText" style:family="paragraph">
      <style:text-properties fo:language="en" fo:country="US"/>
    </style:style>
    <style:style style:name="P119" style:parent-style-name="CommentText" style:family="paragraph">
      <style:text-properties fo:language="en" fo:country="US"/>
    </style:style>
    <style:style style:name="T120" style:parent-style-name="DefaultParagraphFont" style:family="text">
      <style:text-properties style:font-name="Microsoft JhengHei UI Light" style:font-name-asian="Microsoft JhengHei UI Light"/>
    </style:style>
    <style:style style:name="P121" style:parent-style-name="Normal" style:family="paragraph">
      <style:paragraph-properties fo:margin-bottom="0in" fo:line-height="100%"/>
      <style:text-properties style:font-name="Microsoft JhengHei UI Light" style:font-name-asian="Microsoft JhengHei UI Light"/>
    </style:style>
    <style:style style:name="P122" style:parent-style-name="Normal" style:family="paragraph">
      <style:paragraph-properties fo:margin-bottom="0in" fo:line-height="100%"/>
      <style:text-properties style:font-name="Microsoft JhengHei UI Light" style:font-name-asian="Microsoft JhengHei UI Light"/>
    </style:style>
    <style:style style:name="P123" style:parent-style-name="Normal" style:family="paragraph">
      <style:paragraph-properties fo:margin-bottom="0in" fo:line-height="100%"/>
      <style:text-properties style:font-name="Microsoft JhengHei UI Light" style:font-name-asian="Microsoft JhengHei UI Light"/>
    </style:style>
    <style:style style:name="P124" style:parent-style-name="Normal" style:family="paragraph">
      <style:paragraph-properties fo:margin-bottom="0in" fo:line-height="100%"/>
      <style:text-properties style:font-name="Microsoft JhengHei UI Light" style:font-name-asian="Microsoft JhengHei UI Light"/>
    </style:style>
    <style:style style:name="P125" style:parent-style-name="Normal" style:family="paragraph">
      <style:paragraph-properties fo:margin-bottom="0in" fo:line-height="100%"/>
      <style:text-properties style:font-name="Microsoft JhengHei UI Light" style:font-name-asian="Microsoft JhengHei UI Light"/>
    </style:style>
    <style:style style:name="P126" style:parent-style-name="Normal" style:family="paragraph">
      <style:paragraph-properties fo:margin-bottom="0in" fo:line-height="100%"/>
      <style:text-properties style:font-name="Microsoft JhengHei UI Light" style:font-name-asian="Microsoft JhengHei UI Light"/>
    </style:style>
    <style:style style:name="P127" style:parent-style-name="Normal" style:family="paragraph">
      <style:paragraph-properties fo:margin-bottom="0in" fo:line-height="100%"/>
      <style:text-properties style:font-name="Microsoft JhengHei UI Light" style:font-name-asian="Microsoft JhengHei UI Light"/>
    </style:style>
    <style:style style:name="P128" style:parent-style-name="Normal" style:family="paragraph">
      <style:paragraph-properties fo:margin-bottom="0in" fo:line-height="100%"/>
      <style:text-properties style:font-name="Microsoft JhengHei UI Light" style:font-name-asian="Microsoft JhengHei UI Light"/>
    </style:style>
    <style:style style:name="P129" style:parent-style-name="Normal" style:family="paragraph">
      <style:paragraph-properties fo:margin-bottom="0in" fo:line-height="100%"/>
      <style:text-properties style:font-name="Microsoft JhengHei UI Light" style:font-name-asian="Microsoft JhengHei UI Light"/>
    </style:style>
    <style:style style:name="P130" style:parent-style-name="Normal" style:family="paragraph">
      <style:paragraph-properties fo:margin-bottom="0in" fo:line-height="100%"/>
      <style:text-properties style:font-name="Microsoft JhengHei UI Light" style:font-name-asian="Microsoft JhengHei UI Light"/>
    </style:style>
    <style:style style:name="P131" style:parent-style-name="Normal" style:family="paragraph">
      <style:paragraph-properties fo:margin-bottom="0in" fo:line-height="100%"/>
      <style:text-properties style:font-name="Microsoft JhengHei UI Light" style:font-name-asian="Microsoft JhengHei UI Light"/>
    </style:style>
    <style:style style:name="P132" style:parent-style-name="Normal" style:family="paragraph">
      <style:paragraph-properties fo:margin-bottom="0in" fo:line-height="100%"/>
      <style:text-properties style:font-name="Microsoft JhengHei UI Light" style:font-name-asian="Microsoft JhengHei UI Light"/>
    </style:style>
    <style:style style:name="P133" style:parent-style-name="Normal" style:family="paragraph">
      <style:paragraph-properties fo:margin-bottom="0in" fo:line-height="100%"/>
      <style:text-properties style:font-name="Microsoft JhengHei UI Light" style:font-name-asian="Microsoft JhengHei UI Light"/>
    </style:style>
    <style:style style:name="P134" style:parent-style-name="Normal" style:family="paragraph">
      <style:paragraph-properties fo:margin-bottom="0in" fo:line-height="100%"/>
      <style:text-properties style:font-name="Microsoft JhengHei UI Light" style:font-name-asian="Microsoft JhengHei UI Light"/>
    </style:style>
    <style:style style:name="P135" style:parent-style-name="Normal" style:family="paragraph">
      <style:paragraph-properties fo:margin-bottom="0in" fo:line-height="100%"/>
      <style:text-properties style:font-name="Microsoft JhengHei UI Light" style:font-name-asian="Microsoft JhengHei UI Light"/>
    </style:style>
    <style:style style:name="P136" style:parent-style-name="Normal" style:family="paragraph">
      <style:paragraph-properties fo:margin-bottom="0in" fo:line-height="100%"/>
      <style:text-properties style:font-name="Microsoft JhengHei UI Light" style:font-name-asian="Microsoft JhengHei UI Light"/>
    </style:style>
    <style:style style:name="P137" style:parent-style-name="Normal" style:family="paragraph">
      <style:text-properties style:font-name="Microsoft JhengHei UI Light" style:font-name-asian="Microsoft JhengHei UI Light"/>
    </style:style>
    <style:style style:name="P138" style:parent-style-name="Normal" style:family="paragraph">
      <style:text-properties style:font-name="Microsoft JhengHei UI Light" style:font-name-asian="Microsoft JhengHei UI Light"/>
    </style:style>
    <style:style style:name="P139" style:parent-style-name="Normal" style:family="paragraph">
      <style:text-properties style:font-name="Microsoft JhengHei UI Light" style:font-name-asian="Microsoft JhengHei UI Light"/>
    </style:style>
    <style:style style:name="P140" style:parent-style-name="Normal" style:family="paragraph">
      <style:text-properties style:font-name="Microsoft JhengHei UI Light" style:font-name-asian="Microsoft JhengHei UI Light"/>
    </style:style>
    <style:style style:name="P141" style:parent-style-name="Normal" style:family="paragraph">
      <style:paragraph-properties fo:margin-bottom="0in" fo:line-height="100%"/>
    </style:style>
    <style:style style:name="T142" style:parent-style-name="DefaultParagraphFont" style:family="text">
      <style:text-properties style:font-name="Microsoft JhengHei UI Light" style:font-name-asian="Microsoft JhengHei UI Light"/>
    </style:style>
    <style:style style:name="T143" style:parent-style-name="DefaultParagraphFont" style:family="text">
      <style:text-properties style:font-name="Microsoft JhengHei UI Light" style:font-name-asian="Microsoft JhengHei UI Light" fo:background-color="#FFFF00"/>
    </style:style>
    <style:style style:name="T144" style:parent-style-name="DefaultParagraphFont" style:family="text">
      <style:text-properties style:font-name="Microsoft JhengHei UI Light" style:font-name-asian="Microsoft JhengHei UI Light" fo:background-color="#FFFF00"/>
    </style:style>
    <style:style style:name="T145" style:parent-style-name="DefaultParagraphFont" style:family="text">
      <style:text-properties fo:language="en" fo:country="US"/>
    </style:style>
    <style:style style:name="P146" style:parent-style-name="CommentText" style:family="paragraph">
      <style:text-properties fo:language="en" fo:country="US"/>
    </style:style>
    <style:style style:name="P147" style:parent-style-name="CommentText" style:family="paragraph">
      <style:text-properties fo:language="en" fo:country="US"/>
    </style:style>
    <style:style style:name="P148" style:parent-style-name="CommentText" style:family="paragraph">
      <style:text-properties fo:language="en" fo:country="US"/>
    </style:style>
    <style:style style:name="P149" style:parent-style-name="CommentText" style:family="paragraph">
      <style:text-properties fo:language="en" fo:country="US"/>
    </style:style>
    <style:style style:name="P150" style:parent-style-name="CommentText" style:family="paragraph">
      <style:text-properties fo:language="en" fo:country="US"/>
    </style:style>
    <style:style style:name="P151" style:parent-style-name="CommentText" style:family="paragraph">
      <style:text-properties fo:language="en" fo:country="US"/>
    </style:style>
    <style:style style:name="P152" style:parent-style-name="CommentText" style:family="paragraph">
      <style:text-properties fo:language="en" fo:country="US"/>
    </style:style>
    <style:style style:name="P153" style:parent-style-name="CommentText" style:family="paragraph">
      <style:text-properties fo:language="en" fo:country="US"/>
    </style:style>
    <style:style style:name="P154" style:parent-style-name="CommentText" style:family="paragraph">
      <style:text-properties fo:language="en" fo:country="US"/>
    </style:style>
    <style:style style:name="P155" style:parent-style-name="CommentText" style:family="paragraph">
      <style:text-properties fo:language="en" fo:country="US"/>
    </style:style>
    <style:style style:name="P156" style:parent-style-name="CommentText" style:family="paragraph">
      <style:text-properties fo:language="en" fo:country="US"/>
    </style:style>
    <style:style style:name="P157" style:parent-style-name="CommentText" style:family="paragraph">
      <style:text-properties fo:language="en" fo:country="US"/>
    </style:style>
    <style:style style:name="T158" style:parent-style-name="DefaultParagraphFont" style:family="text">
      <style:text-properties style:font-name="Microsoft JhengHei UI Light" style:font-name-asian="Microsoft JhengHei UI Light"/>
    </style:style>
    <style:style style:name="T159" style:parent-style-name="DefaultParagraphFont" style:family="text">
      <style:text-properties style:font-name="Microsoft JhengHei UI Light" style:font-name-asian="Microsoft JhengHei UI Light"/>
    </style:style>
    <style:style style:name="P160" style:parent-style-name="Normal" style:family="paragraph">
      <style:paragraph-properties fo:margin-bottom="0in" fo:line-height="100%"/>
      <style:text-properties style:font-name="Microsoft JhengHei UI Light" style:font-name-asian="Microsoft JhengHei UI Light"/>
    </style:style>
    <style:style style:name="P161" style:parent-style-name="Normal" style:family="paragraph">
      <style:paragraph-properties fo:margin-bottom="0in" fo:line-height="100%"/>
      <style:text-properties style:font-name="Microsoft JhengHei UI Light" style:font-name-asian="Microsoft JhengHei UI Light"/>
    </style:style>
    <style:style style:name="P162" style:parent-style-name="Normal" style:family="paragraph">
      <style:paragraph-properties fo:margin-bottom="0in" fo:line-height="100%"/>
      <style:text-properties style:font-name="Microsoft JhengHei UI Light" style:font-name-asian="Microsoft JhengHei UI Light"/>
    </style:style>
    <style:style style:name="P163" style:parent-style-name="Normal" style:family="paragraph">
      <style:paragraph-properties fo:margin-bottom="0in" fo:line-height="100%"/>
      <style:text-properties style:font-name="Microsoft JhengHei UI Light" style:font-name-asian="Microsoft JhengHei UI Light"/>
    </style:style>
    <style:style style:name="P164" style:parent-style-name="Normal" style:family="paragraph">
      <style:paragraph-properties fo:margin-bottom="0in" fo:line-height="100%"/>
      <style:text-properties style:font-name="Microsoft JhengHei UI Light" style:font-name-asian="Microsoft JhengHei UI Light"/>
    </style:style>
    <style:style style:name="P165" style:parent-style-name="Normal" style:family="paragraph">
      <style:paragraph-properties fo:margin-bottom="0in" fo:line-height="100%"/>
      <style:text-properties style:font-name="Microsoft JhengHei UI Light" style:font-name-asian="Microsoft JhengHei UI Light"/>
    </style:style>
    <style:style style:name="P166" style:parent-style-name="Normal" style:family="paragraph">
      <style:paragraph-properties fo:margin-bottom="0in" fo:line-height="100%"/>
      <style:text-properties style:font-name="Microsoft JhengHei UI Light" style:font-name-asian="Microsoft JhengHei UI Light"/>
    </style:style>
    <style:style style:name="P167" style:parent-style-name="Normal" style:family="paragraph">
      <style:paragraph-properties fo:margin-bottom="0in" fo:line-height="100%"/>
      <style:text-properties style:font-name="Microsoft JhengHei UI Light" style:font-name-asian="Microsoft JhengHei UI Light"/>
    </style:style>
    <style:style style:name="P168" style:parent-style-name="Normal" style:family="paragraph">
      <style:paragraph-properties fo:margin-bottom="0in" fo:line-height="100%"/>
      <style:text-properties style:font-name="Microsoft JhengHei UI Light" style:font-name-asian="Microsoft JhengHei UI Light"/>
    </style:style>
    <style:style style:name="P169" style:parent-style-name="Normal" style:family="paragraph">
      <style:paragraph-properties fo:margin-bottom="0in" fo:line-height="100%"/>
      <style:text-properties style:font-name="Microsoft JhengHei UI Light" style:font-name-asian="Microsoft JhengHei UI Light"/>
    </style:style>
    <style:style style:name="P170" style:parent-style-name="Normal" style:family="paragraph">
      <style:paragraph-properties fo:margin-bottom="0in" fo:line-height="100%"/>
      <style:text-properties style:font-name="Microsoft JhengHei UI Light" style:font-name-asian="Microsoft JhengHei UI Light"/>
    </style:style>
    <style:style style:name="T171" style:parent-style-name="DefaultParagraphFont" style:family="text">
      <style:text-properties style:font-name="Microsoft JhengHei UI Light" style:font-name-asian="Microsoft JhengHei UI Light"/>
    </style:style>
  </office:automatic-styles>
  <office:body>
    <office:text text:use-soft-page-breaks="true">
      <text:p text:style-name="P1">Apuntes<text:s/></text:p>
      <text:p text:style-name="P2">STARSHIP</text:p>
      <text:p text:style-name="P3">Technical • 9 cameras (3 front, 4 sides, 2 rear) • 8 ultrasonic obstacle detectors (front) and radar • 2 Inertial Measurement Units • 1 GPS • 6 driven wheels • Motors: brushless electric motors • Battery: 8000mAh<text:s/>Lithium Polymer 18.5V • Charging time: 45min • Charger input voltage: 100-240V • Charge power consumption: up to 250W</text:p>
      <text:p text:style-name="P4"/>
      <text:p text:style-name="Normal"><text:span text:style-name="T5">“The robot has obstacle detection. It has a ‘situational awareness bubble’ around it - featuring a combination of 10 cameras, ultrasonic<text:s/></text:span><text:span text:style-name="T6">sensors, radars, neural networks and more to </text:span><text:a xlink:href="https://medium.com/starshiptechnologies/how-starship-delivery-robots-know-where-they-are-going-c97d385a1015" office:target-frame-name="_top" xlink:show="replace"><text:span text:style-name="T7">detect obstacles</text:span></text:a><text:span text:style-name="T8">, whether that is a dog or a pedestrian/cyclist.<text:s/></text:span><text:span text:style-name="T9">The robot will always</text:span><text:span text:style-name="T10"><text:s/>stop at a safe distance</text:span></text:p>
      <text:p text:style-name="P11"/>
      <text:p text:style-name="Normal"><text:span text:style-name="T12">The robot features a minimum of nine visible cameras, including three stereo pairs for a total of six visible spectrum cameras, along with three 3D Time of Flight cameras. It uses an Nvidia Tegra K1 mobile processor to perform mac</text:span><text:span text:style-name="T13">hine vision and autonomous driving functions, as well as ultrasonic sensors with 360° view, and<text:s/></text:span><text:bookmark-start text:name="_Hlk53401561"/><text:span text:style-name="T14">GPS and IMU / accelerometer</text:span><text:bookmark-end text:name="_Hlk53401561"/><text:span text:style-name="T15">. All of these components provide navigation, situational awareness, and reaction controls for the robot.</text:span></text:p>
      <text:p text:style-name="Normal">CAMARA SHAKEY</text:p>
      <text:list text:style-name="LFO1" text:continue-numbering="true">
        <text:list-item>
          <text:p text:style-name="P16">Esta última puede girar 180 alrededor de una línea central vertical, y puede titularse +60 grados y 45 grados alrededor de un eje horizontal ubicado debajo y perpendicular al eje óptico de la cámara. Está equipada con una lente manualmente reemplazable. La lente se monta en un mecanismo con dos motores para el control del iris y enfoque. El control de todos los grados de libertad de la cámara y su sistema de lentes se logra mediante motores paso a paso. La rotación de la cámara alrededor del eje vertical está bajo el control de un servo similar al utilizado para las ruedas del vehículo. El control desde la computadora se realiza con comandos de IZQUIERDA o DERECHA con un número determinado de pasos. La cámara tiene un interruptor de terminal de rotación de izquierda en + 180 grados de rotación y uno de derecha en – 180 grados de rotación. La inclinación de la cámara es controlada por un motor paso a paso operado a una velocidad de paso constante. El motor reacciona a un TILT UP o TILT DOWN para un número determinado de pasos.<text:s/></text:p>
        </text:list-item>
        <text:list-item>
          <text:p text:style-name="P17">Utiliza una lente. El enfoque es controlado por un motor paso a paso y el iris por otro. La rotación está limitada switches. Estos preajustan los contadores en el<text:s/><text:soft-page-break/>enfoque máximo y el iris mínimo asociados con los motores paso a paso. La lógica de control tiene un contador ascendente-descendente para la distancia y la dirección.</text:p>
        </text:list-item>
        <text:list-item>
          <text:p text:style-name="P18">Para tener una panorámica independiente, se usa la combinación con el telemetro de TV. La cámara está montada sobre un yugo que se puede girar mediante un motor paso a paso montado verticalmente. El yugo acomoda un eje horizontal transversal, alrededor del cual se puede inclinar la cámara de TV. El tren de transmisión de inclinación incorpora un tornillo sin fin y otro motor paso a paso. En el modo panorámico, los interruptores de límite y se proporcionan topes, así como un retén electromagnético, que actúa sobre un engranaje de 20Q, montado en el eje de un motor paso a paso de 200 pasos / revolución.<text:s/></text:p>
        </text:list-item>
        <text:list-item>
          <text:p text:style-name="P19">La cámara de TV está ubicada de tal manera que la superficie fotosensible de su tubo vidicón está exactamente en el intersección del eje de panorámica vertical y el eje de inclinación. Girando el vehículo sobre su eje vertical, mover la cámara e inclinarla, no afecta la ubicación del vidicón, sólo su dirección</text:p>
        </text:list-item>
        <text:list-item>
          <text:p text:style-name="P20"><text:span text:style-name="T21">Tam</text:span><text:span text:style-name="T22"><office:annotation office:name="0" xml:id="590217242"><dc:creator>Daniela</dc:creator><dc:date>2020-10-11T21:16:00</dc:date><text:p text:style-name="CommentText"><text:span text:style-name="T23">It also seemed expedient to attach the range finder directly to the TV camera. In this</text:span></text:p><text:p text:style-name="P24">way, the distance of an object, viewed by the optical centerline or the TV camera, from</text:p><text:p text:style-name="P25">the range- finder can be measured.</text:p><text:p text:style-name="P26">A scparate arrangement or the TV camera and the range finder was similarly logical:</text:p><text:p text:style-name="P27">dist.ance-mapping or the surroundings could be accomplished while the TV camera could</text:p><text:p text:style-name="P28">digest " and recognize a particular scene. However, the kinematic complexity of this</text:p><text:p text:style-name="P29">arrangement seemed prohibitive when compared to the possible advantages.</text:p><text:p text:style-name="P30">Stepping motors were mounted onto the TV camera lens housing for computer controlled</text:p><text:p text:style-name="P31">adjustment of the focus and the iris. Since these motors operate in the open loop mode</text:p><text:p text:style-name="P32">step count may be lost. Therefore, separate limit switches for both focus and iris</text:p><text:p text:style-name="P33">functions and at both ends or their range are provided. Whenever the limit switches are</text:p><text:p text:style-name="P34">actuat.ed , the counters are reset accordingly. This is also the scheme utilzed in the pan</text:p><text:p text:style-name="P35">and tilt modes.</text:p></office:annotation>bién pareci</text:span><text:span text:style-name="CommentReference"><office:annotation-end office:name="0"/></text:span><text:span text:style-name="T36">ó conveniente conectar el telémetro directamente a la cámara de televisión. De esta forma, la distancia de un objeto, visto por la línea central óptica o la cámara de TV, desde se puede medir el telémetro.Una disposición separada o la cámara de televisión y el telémetro era igualmente lógica: El mapeo de distancias o los alrededores se pueden realizar mientras la cámara de TV digerir "y reconocer una escena en particular. Sin embargo, la complejidad cinemática de este</text:span></text:p>
        </text:list-item>
        <text:list-item>
          <text:p text:style-name="P37"/>
        </text:list-item>
      </text:list>
      <text:p text:style-name="Normal"/>
      <text:p text:style-name="P38"><text:span text:style-name="T39"><office:annotation office:name="1" xml:id="590213519"><dc:creator>Daniela</dc:creator><dc:date>2020-10-11T21:03:00</dc:date><text:p text:style-name="CommentText"><text:span text:style-name="T40">The TV cam</text:span><text:span text:style-name="T41">era consists of one control unit mounted on the platform of the vehicle and</text:span></text:p><text:p text:style-name="P42">one camera head mounted on a pedestal in the center of the vehicle. The camera can be</text:p><text:p text:style-name="P43">turned :: 180 degrees around a vertical centerline, and it can be titled +60 degrees and</text:p><text:p text:style-name="P44">45 degrees around a horizontal axis located below and perpendicular to the optical axis of</text:p><text:p text:style-name="P45">the camera. The camera is equipped with a manually replaceable lens. The lens mounts</text:p><text:p text:style-name="P46">in a mechanism wit.h two motors for control of iris and focus. The control of all degrees</text:p><text:p text:style-name="P47">of freedom of the camera and its lens system is accomplished by stepping motors. The</text:p><text:p text:style-name="P48">rotation of the camera around the vertical shaft is under control of a servo similar to that</text:p><text:p text:style-name="P49">used for the wheels of the vehicle. The control from the computer is in<text:s/>the form of LEFT</text:p><text:p text:style-name="P50">or RIGHT commands of a given number of steps. The camera has one left-rotational</text:p><text:p text:style-name="P51">terminal switch at + 180 degrees rotation and one right-rotational terminal switch at - 180</text:p><text:p text:style-name="P52">degrees rotation. \Vhen these switches close, the rotation in<text:s/>the direction in process</text:p><text:p text:style-name="P53">interrupted. The switches also signal the emergency circuit, causing an interrupt signal at</text:p><text:p text:style-name="P54">the computer. Associated with the shaft rotation, there is also a pan distance counter.</text:p><text:p text:style-name="P55">The content of the counter can be transmitted to the computer. The tilt of the camera is</text:p><text:p text:style-name="P56">controlled by a stepping motor operated at a constant step rate. The motor reacts to a</text:p><text:p text:style-name="P57">TILT UP or TILT DOWN command for a given number of steps. The tilt mechanism has</text:p><text:p text:style-name="P58">limiting switches up and down. The limit switches<text:s/>stop the tilt and signal the interrupt</text:p><text:p text:style-name="P59">circuits in the computer. The content of the tilt counter can be transmitted to the</text:p><text:p text:style-name="P60">computer. A brake mechanism locks the camera in its tilt position hen power is</text:p><text:p text:style-name="P61">removed from t.he motor.</text:p><text:p text:style-name="P62">Only one lens is presently used. Focus is controlled by one stepping motors and iris by</text:p><text:p text:style-name="P63">another. The rotation is limited by limit switches. The limit switches preset the counters</text:p><text:p text:style-name="P64">at maximum focus and minimum iris associated with the stepping motors.</text:p><text:p text:style-name="P65">The control logic has an up-down counter ror distance and direction.</text:p></office:annotation>La cámara de TV con</text:span><text:span text:style-name="CommentReference"><office:annotation-end office:name="1"/></text:span><text:span text:style-name="T66">sta de una unidad de control montada en la plataforma del vehículo y</text:span></text:p>
      <text:p text:style-name="P67">un cabezal de cámara montado en un pedestal en el centro del vehículo. La cámara puede ser</text:p>
      <text:p text:style-name="P68">girado :: 180 grados alrededor de una línea<text:s/>central vertical, y puede titularse +60 grados y</text:p>
      <text:p text:style-name="P69">45 grados alrededor de un eje horizontal ubicado debajo y perpendicular al eje óptico de</text:p>
      <text:p text:style-name="P70">la Cámara. La cámara está equipada con una lente reemplazable manualmente. La lente se monta</text:p>
      <text:p text:style-name="P71">en un mecanismo con dos<text:s/>motores para control de iris y enfoque. El control de todos los grados</text:p>
      <text:p text:style-name="P72">La libertad de la cámara y su sistema de lentes se logra mediante motores paso a paso. los</text:p>
      <text:p text:style-name="P73">La rotación de la cámara alrededor del eje vertical está bajo el control de un servo similar al</text:p>
      <text:soft-page-break/>
      <text:p text:style-name="P74">utilizado para las ruedas del vehículo. El control desde la computadora tiene la forma de IZQUIERDA</text:p>
      <text:p text:style-name="P75">o comandos DERECHA de un número determinado de pasos.<text:s/></text:p>
      <text:p text:style-name="P76"/>
      <text:p text:style-name="P77"/>
      <text:p text:style-name="P78"/>
      <text:p text:style-name="P79">La cámara tiene una rotación a la izquierda</text:p>
      <text:p text:style-name="P80">interruptor de terminal en + 180 grados de<text:s/>rotación y un interruptor de terminal de rotación derecha en - 180</text:p>
      <text:p text:style-name="P81">grados de rotación. \ Cuando estos interruptores se cierran, la rotación en la dirección en proceso</text:p>
      <text:p text:style-name="P82">interrumpido. Los interruptores también señalan el circuito de emergencia, provocando una<text:s/>señal de interrupción en</text:p>
      <text:p text:style-name="P83">el ordenador. Asociado con la rotación del eje, también hay un contador de distancia panorámica.</text:p>
      <text:p text:style-name="P84">El contenido del contador se puede transmitir a la computadora. La inclinación de la cámara es</text:p>
      <text:p text:style-name="P85">controlado por un motor paso a paso operado a una velocidad de paso constante. El motor reacciona a un</text:p>
      <text:p text:style-name="P86">TILT UP o TILT DOWN para un número determinado de pasos. El mecanismo de inclinación tiene</text:p>
      <text:p text:style-name="P87">interruptores limitadores hacia arriba y hacia abajo. Los interruptores de límite detienen la inclinación y señalan la interrupción</text:p>
      <text:p text:style-name="P88">circuitos en la computadora. El contenido del contador de inclinación se puede transmitir al</text:p>
      <text:p text:style-name="P89">computadora. Un mecanismo de freno bloquea la cámara en su posición de inclinación cuando se enciende</text:p>
      <text:p text:style-name="P90">quitado del motor.</text:p>
      <text:p text:style-name="P91">Actualmente solo se utiliza una lente. El enfoque es controlado por un motor paso a paso y el iris por</text:p>
      <text:p text:style-name="P92">otro. La rotación está limitada por finales de carrera. Los finales de carrera preajustan los contadores</text:p>
      <text:p text:style-name="P93">en el enfoque máximo y el iris mínimo asociados con los motores paso a paso.</text:p>
      <text:soft-page-break/>
      <text:p text:style-name="P94">La lógica de control tiene un contador ascendente-descendente para la distancia y la dirección.</text:p>
      <text:p text:style-name="P95"/>
      <text:p text:style-name="P96"/>
      <text:p text:style-name="P97"/>
      <text:p text:style-name="P98"/>
      <text:p text:style-name="P99"><text:span text:style-name="T100">A</text:span><text:span text:style-name="T101"><office:annotation office:name="2" xml:id="590214204"><dc:creator>Daniela</dc:creator><dc:date>2020-10-11T21:14:00</dc:date><text:p text:style-name="CommentText"><text:span text:style-name="T102">Although it is possible to scan with a TV camera which is rigidly mounted on a yehicle</text:span></text:p><text:p text:style-name="P103">that is capable of turning around its own<text:s/>vertical axis, it seemed expedient to provide for</text:p><text:p text:style-name="P104">an indepcndent panning capabilty. Thus, the TV-range finder combination is mounted</text:p><text:p text:style-name="P105">on a yoke that can be rotated by a vertically-mounted stepping motor. The yoke</text:p><text:p text:style-name="P106">accommodates a transverse,<text:s/>horizontal axis, around which the TV camera can be tilted.</text:p><text:p text:style-name="P107">The tilt drive train incorporates a worm drive and another stepping motor. The worm</text:p><text:p text:style-name="P108">drive is necessary to cope with the excessive tipping moments originating from a revised</text:p><text:p text:style-name="P109">version of the range finder. When the stepping motor is not in operation, the worm drive</text:p><text:p text:style-name="P110">provides a self-locking feature as an added bonus. In the pan mode, limit switches and</text:p><text:p text:style-name="P111">stops are provided as well as an electromagnetic detent, acting on a 20Q- tooth gear,</text:p><text:p text:style-name="P112">mounted on the shaft of a 200-step/revolution stepping motor. The yoke was designed for</text:p><text:p text:style-name="P113">these functions only. The shaft or the pan motor is coaxially mounted with the vertical</text:p><text:p text:style-name="P114">centerline of the vehicle; that is, if equal and opposite commands are given to the driven</text:p><text:p text:style-name="P115">w heels, the location of the pan motor shaft does not change. The TV camera is located in</text:p><text:p text:style-name="P116">such a fashion that the photosensitive surface of its vidicon tube is exactly at the</text:p><text:p text:style-name="P117">intersection of the vertical pan axis and the tilt axis. Turning the vehiclc about its</text:p><text:p text:style-name="P118">vertical axis , panning the camera, and tilting it, does not affect the location of the vidicon</text:p><text:p text:style-name="P119">surface, only its direction.</text:p></office:annotation>unque es posible escan</text:span><text:span text:style-name="CommentReference"><office:annotation-end office:name="2"/></text:span><text:span text:style-name="T120">ear con una cámara de TV que está montada rígidamente en un vehículo</text:span></text:p>
      <text:p text:style-name="P121">que es capaz de girar alrededor de su propio eje vertical, parecía conveniente prever</text:p>
      <text:p text:style-name="P122">una capacidad de panorámica independiente. Por lo tanto, la combinación de telémetro de TV está montada</text:p>
      <text:p text:style-name="P123">sobre un yugo que se puede girar mediante un motor paso a paso montado verticalmente. El yugo</text:p>
      <text:p text:style-name="P124">acomoda un eje horizontal transversal, alrededor del cual se puede inclinar la cámara de TV.</text:p>
      <text:p text:style-name="P125">El tren de transmisión de inclinación incorpora un tornillo sin fin y otro motor paso a paso. El gusano</text:p>
      <text:p text:style-name="P126">la unidad es necesaria para hacer frente a los momentos de vuelco excesivos que se originan en una revisión</text:p>
      <text:p text:style-name="P127">versión del telémetro. Cuando el motor paso a paso no está en funcionamiento, el tornillo sin fin</text:p>
      <text:p text:style-name="P128">proporciona una función de bloqueo automático como una ventaja adicional. En el modo panorámico, los interruptores de límite y</text:p>
      <text:p text:style-name="P129">se proporcionan topes, así como un retén electromagnético, que actúa sobre un engranaje de 20Q,</text:p>
      <text:p text:style-name="P130">montado en el eje de un motor paso a paso de 200 pasos / revolución. El yugo fue diseñado para</text:p>
      <text:p text:style-name="P131">estas funciones solamente. El eje o el motor de giro está montado coaxialmente con la vertical</text:p>
      <text:p text:style-name="P132">línea central del vehículo; es decir, si se dan comandos iguales y opuestos al controlador</text:p>
      <text:p text:style-name="P133">w talones, la ubicación del eje del motor de giro no cambia. La cámara de TV está ubicada en</text:p>
      <text:p text:style-name="P134">de tal manera que la<text:s/>superficie fotosensible de su tubo vidicón está exactamente en el</text:p>
      <text:p text:style-name="P135">intersección del eje de panorámica vertical y el eje de inclinación. Girando el vehiclc sobre su</text:p>
      <text:p text:style-name="P136">eje vertical, mover la cámara e inclinarla, no afecta la ubicación del vidicón</text:p>
      <text:soft-page-break/>
      <text:p text:style-name="P137">superficie, sólo su dirección.</text:p>
      <text:p text:style-name="P138"/>
      <text:p text:style-name="P139"/>
      <text:p text:style-name="P140"/>
      <text:p text:style-name="P141"><text:span text:style-name="T142">T</text:span><text:span text:style-name="T143">am</text:span><text:span text:style-name="T144"><office:annotation office:name="3" xml:id="590214304"><dc:creator>Daniela</dc:creator><dc:date>2020-10-11T21:16:00</dc:date><text:p text:style-name="CommentText"><text:span text:style-name="T145">It also seemed expedient to attach the range finder directly to the TV camera. In this</text:span></text:p><text:p text:style-name="P146">way, the distance of an object, viewed by the optical centerline or the TV camera, from</text:p><text:p text:style-name="P147">the range- finder can be measured.</text:p><text:p text:style-name="P148">A scparate<text:s/>arrangement or the TV camera and the range finder was similarly logical:</text:p><text:p text:style-name="P149">dist.ance-mapping or the surroundings could be accomplished while the TV camera could</text:p><text:p text:style-name="P150">digest " and recognize a particular scene. However, the kinematic complexity of this</text:p><text:p text:style-name="P151">arrangement<text:s/>seemed prohibitive when compared to the possible advantages.</text:p><text:p text:style-name="P152">Stepping motors were mounted onto the TV camera lens housing for computer controlled</text:p><text:p text:style-name="P153">adjustment of the focus and the iris. Since these motors operate in the open loop mode</text:p><text:p text:style-name="P154">step count may be lost.<text:s/>Therefore, separate limit switches for both focus and iris</text:p><text:p text:style-name="P155">functions and at both ends or their range are provided. Whenever the limit switches are</text:p><text:p text:style-name="P156">actuat.ed , the counters are reset accordingly. This is also the scheme utilzed in the pan</text:p><text:p text:style-name="P157">and tilt modes.</text:p></office:annotation>bi</text:span><text:span text:style-name="T158">én pareci</text:span><text:span text:style-name="CommentReference"><office:annotation-end office:name="3"/></text:span><text:span text:style-name="T159">ó conveniente conectar el telémetro directamente a la cámara de televisión. En esto</text:span></text:p>
      <text:p text:style-name="P160">forma, la distancia de un objeto, visto por la línea central óptica o la cámara de TV, desde</text:p>
      <text:p text:style-name="P161">se puede medir el telémetro.</text:p>
      <text:p text:style-name="P162">Una disposición separada o la cámara de<text:s/>televisión y el telémetro era igualmente lógica:</text:p>
      <text:p text:style-name="P163">El mapeo de distancias o los alrededores se pueden realizar mientras la cámara de TV</text:p>
      <text:p text:style-name="P164">digerir "y reconocer una escena en particular. Sin embargo, la complejidad cinemática de este</text:p>
      <text:p text:style-name="P165">El arreglo parecía prohibitivo en comparación con las posibles ventajas.</text:p>
      <text:p text:style-name="P166">Se montaron motores paso a paso en la carcasa de la lente de la cámara de TV para controlarlos por computadora.</text:p>
      <text:p text:style-name="P167">ajuste del enfoque y el iris. Dado que estos motores funcionan en modo de bucle abierto</text:p>
      <text:p text:style-name="P168">se<text:s/>puede perder el recuento de pasos. Por lo tanto, interruptores de límite separados para el enfoque y el iris</text:p>
      <text:p text:style-name="P169">se proporcionan funciones y en ambos extremos o su rango. Siempre que los interruptores de límite</text:p>
      <text:p text:style-name="P170">act.ed, los contadores se restablecen en consecuencia. Este es también el esquema utilizado en la sartén.</text:p>
      <text:p text:style-name="Normal"><text:span text:style-name="T171">y modos de inclin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Georgia" svg:font-family="Georgia" style:font-family-generic="roman" style:font-pitch="variable" svg:panose-1="2 4 5 2 5 4 5 2 3 3"/>
    <style:font-face style:name="Microsoft JhengHei UI Light" svg:font-family="Microsoft JhengHei UI Light" style:font-family-generic="swiss" style:font-pitch="variable" svg:panose-1="2 11 3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V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line-height="105%"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a</meta:initial-creator>
    <dc:creator>Daniela</dc:creator>
    <meta:creation-date>2020-10-11T20:06:00Z</meta:creation-date>
    <dc:date>2020-10-12T15:15:00Z</dc:date>
    <meta:template xlink:href="Normal" xlink:type="simple"/>
    <meta:editing-cycles>4</meta:editing-cycles>
    <meta:editing-duration>PT1320S</meta:editing-duration>
    <meta:document-statistic meta:page-count="5" meta:paragraph-count="18" meta:word-count="1370" meta:character-count="9166" meta:row-count="65" meta:non-whitespace-character-count="7814"/>
  </office:meta>
</office:document-meta>
</file>